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0.527cm" style:use-optimal-column-width="false"/>
    </style:style>
    <style:style style:name="co2" style:family="table-column">
      <style:table-column-properties style:column-width="76.19cm" style:use-optimal-column-width="false"/>
    </style:style>
    <style:style style:name="co3" style:family="table-column">
      <style:table-column-properties style:column-width="78.136cm" style:use-optimal-column-width="false"/>
    </style:style>
    <style:style style:name="co4" style:family="table-column">
      <style:table-column-properties style:column-width="6.926cm" style:use-optimal-column-width="false"/>
    </style:style>
    <style:style style:name="co5" style:family="table-column">
      <style:table-column-properties style:column-width="154.73cm" style:use-optimal-column-width="false"/>
    </style:style>
    <style:style style:name="co6" style:family="table-column">
      <style:table-column-properties style:column-width="137.072cm" style:use-optimal-column-width="false"/>
    </style:style>
    <style:style style:name="co7" style:family="table-column">
      <style:table-column-properties style:column-width="10.906cm" style:use-optimal-column-width="false"/>
    </style:style>
    <style:style style:name="ro1" style:family="table-row">
      <style:table-row-properties style:row-height="15.535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/>
      <style:paragraph-properties fo:text-align="center" fo:border="0.43pt solid #000000" style:text-autospace="none"/>
      <style:text-properties fo:color="#ffffff" loext:opacity="100%"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style:writing-mode="rl-tb"/>
      <style:paragraph-properties fo:margin-left="1.5cm" fo:margin-right="1.5cm" fo:margin-top="1.5cm" fo:margin-bottom="1.5cm" fo:line-height="100%" fo:text-align="center" fo:text-indent="0cm" fo:border="0.43pt solid #000000" style:text-autospace="none" style:writing-mode="rl-tb"/>
      <style:text-properties fo:color="#ffffff" loext:opacity="100%"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fo:border="0.43pt solid #000000" style:text-autospace="none"/>
      <style:text-properties fo:color="#ffffff" loext:opacity="100%"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4" style:family="table-cell">
      <loext:graphic-properties draw:textarea-vertical-align="middle" style:writing-mode="rl-tb"/>
      <style:paragraph-properties fo:text-align="center" fo:border="0.43pt solid #000000" style:text-autospace="none" style:writing-mode="rl-tb"/>
      <style:text-properties fo:color="#ffffff" loext:opacity="100%"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5" style:family="table-cell">
      <loext:graphic-properties draw:textarea-vertical-align="middle" style:writing-mode="rl-tb"/>
      <style:paragraph-properties fo:margin-left="1.5cm" fo:margin-right="1.5cm" fo:margin-top="1.5cm" fo:margin-bottom="1.5cm" fo:line-height="100%" fo:text-align="center" fo:text-indent="0cm" fo:border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6" style:family="table-cell">
      <loext:graphic-properties draw:textarea-vertical-align="middle" style:writing-mode="rl-tb"/>
      <style:paragraph-properties fo:margin-left="1.5cm" fo:margin-right="1.5cm" fo:margin-top="1.5cm" fo:margin-bottom="1.5cm" fo:line-height="100%" fo:text-align="justify" fo:text-indent="0cm" fo:border="0.43pt solid #000000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ce7" style:family="table-cell">
      <loext:graphic-properties draw:textarea-vertical-align="middle" style:writing-mode="rl-tb"/>
      <style:paragraph-properties fo:text-align="center" fo:border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8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ce9" style:family="table-cell">
      <loext:graphic-properties draw:textarea-vertical-align="middle" style:writing-mode="rl-tb"/>
      <style:paragraph-properties fo:margin-left="1.5cm" fo:margin-right="1.5cm" fo:margin-top="1.5cm" fo:margin-bottom="1.5cm" fo:line-height="100%" fo:text-align="center" fo:text-indent="0cm" fo:border="0.43pt solid #000000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ce10" style:family="table-cell">
      <loext:graphic-properties draw:textarea-vertical-align="middle" style:writing-mode="rl-tb"/>
      <style:paragraph-properties fo:text-align="center" fo:border="0.43pt solid #000000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ce11" style:family="table-cell">
      <loext:graphic-properties draw:textarea-vertical-align="middle"/>
      <style:paragraph-properties fo:margin-left="1.5cm" fo:margin-right="1.5cm" fo:margin-top="1.5cm" fo:margin-bottom="1.5cm" fo:line-height="100%" fo:text-align="center" fo:text-indent="0cm" fo:border="0.43pt solid #000000" style:text-autospace="none"/>
      <style:text-properties style:font-name="Alvi Nastaleeq" fo:font-size="200pt" style:font-size-asian="200pt" style:font-size-complex="200pt"/>
    </style:style>
    <style:style style:name="P1" style:family="paragraph">
      <style:paragraph-properties fo:margin-left="1.5cm" fo:margin-right="1.5cm" fo:margin-top="1.5cm" fo:margin-bottom="1.5cm" fo:line-height="100%" fo:text-align="center" fo:text-indent="0cm" style:text-autospace="none" style:writing-mode="rl-tb"/>
      <style:text-properties fo:color="#ffffff" loext:opacity="100%"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line-height="100%" fo:text-align="center" fo:text-indent="0cm" style:text-autospace="none"/>
      <style:text-properties fo:color="#ffffff" loext:opacity="100%"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line-height="100%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line-height="100%" fo:text-align="justify" fo:text-indent="0cm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P5" style:family="paragraph">
      <style:paragraph-properties fo:margin-left="1.5cm" fo:margin-right="1.5cm" fo:margin-top="1.5cm" fo:margin-bottom="1.5cm" fo:line-height="100%" fo:text-align="center" fo:text-indent="0cm"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P6" style:family="paragraph">
      <style:paragraph-properties fo:margin-left="1.5cm" fo:margin-right="1.5cm" fo:margin-top="1.5cm" fo:margin-bottom="1.5cm" fo:line-height="100%" fo:text-align="center" fo:text-indent="0cm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P7" style:family="paragraph">
      <style:paragraph-properties fo:margin-left="1.5cm" fo:margin-right="1.5cm" fo:margin-top="1.5cm" fo:margin-bottom="1.5cm" fo:line-height="100%" fo:text-align="center" fo:text-indent="0cm" style:text-autospace="none"/>
      <style:text-properties style:font-name="Alvi Nastaleeq" fo:font-size="200pt" style:font-size-asian="200pt" style:font-size-complex="200pt"/>
    </style:style>
    <style:style style:name="T1" style:family="text">
      <style:text-properties fo:color="#ffffff" loext:opacity="100%"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T2" style:family="text">
      <style:text-properties fo:color="#ffffff" loext:opacity="100%"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3" style:family="text">
      <style:text-properties style:font-name-asian="Liberation Sans1"/>
    </style:style>
    <style:style style:name="T4" style:family="text">
      <style:text-properties style:font-name-asian="Liberation Serif"/>
    </style:style>
    <style:style style:name="T5" style:family="text">
      <style:text-properties style:font-name="Alvi Nastaleeq" fo:font-size="200pt" style:font-name-asian="Liberation Serif" style:font-size-asian="200pt" style:font-name-complex="Alvi Nastaleeq" style:font-size-complex="200pt"/>
    </style:style>
    <style:style style:name="T6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7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8" style:family="text">
      <style:text-properties fo:font-size="200pt" style:font-name-asian="Liberation Sans1" style:font-size-asian="200pt" style:font-name-complex="Alvi Nastaleeq" style:font-size-complex="200pt"/>
    </style:style>
    <style:style style:name="T9" style:family="text">
      <style:text-properties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74.486cm" svg:height="158.21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 table:style-name="ce2">
                <text:p text:style-name="P1"><text:span text:style-name="T1">تجھے دیکھ کے مر جائے نہ بیمار ہے صغری</text:span></text:p>
              </table:table-cell>
              <table:table-cell table:style-name="ce2">
                <text:p text:style-name="P1"><text:span text:style-name="T1">اے چاند محرم کے تو بدلی میں چلا جا</text:span></text:p>
              </table:table-cell>
              <table:table-cell/>
              <table:table-cell table:style-name="ce3">
                <text:p text:style-name="P2"><text:span text:style-name="T2">Aye chand muharram kai,</text:span><text:span text:style-name="T2"><text:line-break/></text:span><text:span text:style-name="T2">tu badli mein chala jaa</text:span></text:p>
              </table:table-cell>
              <table:table-cell table:style-name="ce3">
                <text:p text:style-name="P2"><text:span text:style-name="T2">Tujhay daikh kay mar jaye na,</text:span><text:span text:style-name="T2"><text:line-break/></text:span><text:span text:style-name="T2">beemar hai Sughra</text:span></text:p>
              </table:table-cell>
              <table:table-cell table:style-name="ce4"/>
            </table:table-row>
            <table:table-row table:style-name="ro2" table:default-cell-style-name="ce5">
              <table:table-cell>
                <text:p text:style-name="P3"><text:span text:style-name="T3">2</text:span></text:p>
              </table:table-cell>
              <table:table-cell table:style-name="ce6">
                <text:p text:style-name="P4"><text:span text:style-name="T4">ملنے کے لئے بھائی، کو بے چین بڑی ہے</text:span><text:span text:style-name="T4"><text:line-break/></text:span><text:span text:style-name="T4">کب سے علی اکبر کی، یہ راہوں میں کھڑی ہے</text:span><text:span text:style-name="T4"><text:line-break/></text:span><text:span text:style-name="T4">بچھڑی ہے یہ مدت سے، اسے تو نہ نظر آ</text:span></text:p>
              </table:table-cell>
              <table:table-cell table:style-name="ce6">
                <text:p text:style-name="P4"><text:span text:style-name="T5">گھر زہرا کا لٹنے کی خبر تُو نے سنائی</text:span><text:span text:style-name="T5"><text:line-break/></text:span><text:span text:style-name="T5">تجھے دیکھ کے روتی ہے محرم میں خدائی</text:span><text:span text:style-name="T5"><text:line-break/></text:span><text:span text:style-name="T5">چودہ سو برس بیتے هيں، سب کرتے ہیں شکوہ</text:span></text:p>
              </table:table-cell>
              <table:table-cell table:style-name="ce7">
                <text:p text:style-name="P3"><text:span text:style-name="T6">1</text:span></text:p>
              </table:table-cell>
              <table:table-cell table:style-name="ce8">
                <text:p text:style-name="P5"><text:span text:style-name="T7">Ghar Zahra ka lutne ki, khabar tu ne sunai</text:span><text:span text:style-name="T7"><text:line-break/></text:span><text:span text:style-name="T7">Tujhe dekh ke roti hai, muharram mein khudai</text:span><text:span text:style-name="T7"><text:line-break/></text:span><text:span text:style-name="T7">Chauda sau baras beete hain, sab karte hain shikwa.</text:span></text:p>
              </table:table-cell>
              <table:table-cell table:style-name="ce8">
                <text:p text:style-name="P5"><text:span text:style-name="T7">Milne ke liye bhai, ko bechain bari hai</text:span><text:span text:style-name="T7"><text:line-break/></text:span><text:span text:style-name="T7">Kab se Ali Akbar ki ye, raahon mein khari hai</text:span><text:span text:style-name="T7"><text:line-break/></text:span><text:span text:style-name="T7">Bichri hai yeh muddat se, isse tu na nazar aa.</text:span></text:p>
              </table:table-cell>
              <table:table-cell>
                <text:p text:style-name="P3"><text:span text:style-name="T8">2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4</text:span></text:p>
              </table:table-cell>
              <table:table-cell table:style-name="ce6">
                <text:p text:style-name="P4"><text:span text:style-name="T4">گن گن کے جو صغری نے یہ دن ہیں گزارے</text:span><text:span text:style-name="T4"><text:line-break/></text:span><text:span text:style-name="T4">زندہ ہے تو اکبر کے وعدوں کے سہارے</text:span><text:span text:style-name="T4"><text:line-break/></text:span><text:span text:style-name="T4">دن رات تڑپتی ہے اسے اور نہ تڑپا</text:span></text:p>
              </table:table-cell>
              <table:table-cell table:style-name="ce6">
                <text:p text:style-name="P4"><text:span text:style-name="T5">ویران گھروں میں نہ اِسے نیند ہے آتی</text:span><text:span text:style-name="T5"><text:line-break/></text:span><text:span text:style-name="T5">اکبر کی جدائی ہے اسے خون رلاتی</text:span><text:span text:style-name="T5"><text:line-break/></text:span><text:span text:style-name="T5">قدموں کے نشاں ڈھانپ کے بیٹھی ہے سرِ راہ</text:span></text:p>
              </table:table-cell>
              <table:table-cell table:style-name="ce7">
                <text:p text:style-name="P3"><text:span text:style-name="T6">3</text:span></text:p>
              </table:table-cell>
              <table:table-cell table:style-name="ce8">
                <text:p text:style-name="P5"><text:span text:style-name="T7">Veeran gharon mein na, isse neend hai aati</text:span><text:span text:style-name="T7"><text:line-break/></text:span><text:span text:style-name="T7">Akbar ki judai hai, isse khoon rulati</text:span><text:span text:style-name="T7"><text:line-break/></text:span><text:span text:style-name="T7">Qadmon ke nishan dhanp ke, bethi hai sar-e-raah. </text:span></text:p>
              </table:table-cell>
              <table:table-cell table:style-name="ce8">
                <text:p text:style-name="P5"><text:span text:style-name="T7">Gin gin ke jo Sughra ne, yeh din hain guzare</text:span><text:span text:style-name="T7"><text:line-break/></text:span><text:span text:style-name="T7">Zinda hai tu Akbar ke, wadon ke sahare</text:span><text:span text:style-name="T7"><text:line-break/></text:span><text:span text:style-name="T7">Din raat tarapti hai, isse aur na tarpa. </text:span></text:p>
              </table:table-cell>
              <table:table-cell>
                <text:p text:style-name="P3"><text:span text:style-name="T8">4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6</text:span></text:p>
              </table:table-cell>
              <table:table-cell table:style-name="ce6">
                <text:p text:style-name="P4"><text:span text:style-name="T4">قاصد کو دیا خط میں یہ پیغام لکھا کے</text:span><text:span text:style-name="T4"><text:line-break/></text:span><text:span text:style-name="T4">اِک بار تو مل جا مجھے سینے سے لگا لے</text:span><text:span text:style-name="T4"><text:line-break/></text:span><text:span text:style-name="T4">پتھراتی ہوئی نظریں کب دیکھیں گی چہرہ</text:span></text:p>
              </table:table-cell>
              <table:table-cell table:style-name="ce6">
                <text:p text:style-name="P4"><text:span text:style-name="T5">بھیا کی جدائی میں پریشان ہے رہتی</text:span><text:span text:style-name="T5"><text:line-break/></text:span><text:span text:style-name="T5">ہر روز یہ نانا کو رو رو کے ہے کہتی</text:span><text:span text:style-name="T5"><text:line-break/></text:span><text:span text:style-name="T5">اکبر نہ ملا نانا میں مر جاؤں گی تنہا</text:span></text:p>
              </table:table-cell>
              <table:table-cell table:style-name="ce7">
                <text:p text:style-name="P3"><text:span text:style-name="T6">5</text:span></text:p>
              </table:table-cell>
              <table:table-cell table:style-name="ce8">
                <text:p text:style-name="P5"><text:span text:style-name="T7">Bhayya ki judai mein, pareshan hai rehti</text:span><text:span text:style-name="T7"><text:line-break/></text:span><text:span text:style-name="T7">Har roz yeh nana ko, ro ro ke hai kehti</text:span><text:span text:style-name="T7"><text:line-break/></text:span><text:span text:style-name="T7">Akbar na mila nana, main mar jaaungi tanha. </text:span></text:p>
              </table:table-cell>
              <table:table-cell table:style-name="ce8">
                <text:p text:style-name="P5"><text:span text:style-name="T7">Qasid ko diya khat mein, yeh paigham likhaa ke</text:span><text:span text:style-name="T7"><text:line-break/></text:span><text:span text:style-name="T7">Ik bar tu miljaa mujhe, seene se laga ke</text:span><text:span text:style-name="T7"><text:line-break/></text:span><text:span text:style-name="T7">Pathraati huwi nazrein, kab dekheingi chehra. </text:span></text:p>
              </table:table-cell>
              <table:table-cell>
                <text:p text:style-name="P3"><text:span text:style-name="T8">6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8</text:span></text:p>
              </table:table-cell>
              <table:table-cell table:style-name="ce6">
                <text:p text:style-name="P4"><text:span text:style-name="T4">رونے نہیں دیتے مجھے راتوں کو مسلماں</text:span><text:span text:style-name="T4"><text:line-break/></text:span><text:span text:style-name="T4">بیماری سے بے حال ہوں کچھ روز کی مہماں</text:span><text:span text:style-name="T4"><text:line-break/></text:span><text:span text:style-name="T4">ہر سمت سے ہے مجھ کو اب موت نے گھیرا</text:span></text:p>
              </table:table-cell>
              <table:table-cell table:style-name="ce6">
                <text:p text:style-name="P4"><text:span text:style-name="T5">وعدہ جو کیا بہن کو سینے سے لگا کے</text:span><text:span text:style-name="T5"><text:line-break/></text:span><text:span text:style-name="T5">میں شادی کروں گا تو تیرے پاس ہی آکے</text:span><text:span text:style-name="T5"><text:line-break/></text:span><text:span text:style-name="T5">میں سات محرم کو لوٹوں گا نہ گھبرا</text:span></text:p>
              </table:table-cell>
              <table:table-cell table:style-name="ce7">
                <text:p text:style-name="P3"><text:span text:style-name="T6">7</text:span></text:p>
              </table:table-cell>
              <table:table-cell table:style-name="ce8">
                <text:p text:style-name="P5"><text:span text:style-name="T7">Waadaa jo kiya behan ko, seene se laga ke</text:span><text:span text:style-name="T7"><text:line-break/></text:span><text:span text:style-name="T7">Main shadi karon ga to, tere paas hi aa ke</text:span><text:span text:style-name="T7"><text:line-break/></text:span><text:span text:style-name="T7">Main saat muharram ko, lautunga na ghabra.</text:span></text:p>
              </table:table-cell>
              <table:table-cell table:style-name="ce8">
                <text:p text:style-name="P5"><text:span text:style-name="T7">Rone nahi dete mujhe, raton ko musalmaan</text:span><text:span text:style-name="T7"><text:line-break/></text:span><text:span text:style-name="T7">Bemari se be-haal hoon, kuch roz ki mehmaan</text:span><text:span text:style-name="T7"><text:line-break/></text:span><text:span text:style-name="T7">Har simt se hai mujh ko, ab maut ne ghaira. </text:span></text:p>
              </table:table-cell>
              <table:table-cell>
                <text:p text:style-name="P3"><text:span text:style-name="T8">8</text:span></text:p>
              </table:table-cell>
            </table:table-row>
            <table:table-row table:style-name="ro2" table:default-cell-style-name="ce6">
              <table:table-cell table:style-name="ce9">
                <text:p text:style-name="P6"><text:span text:style-name="T4">10</text:span></text:p>
              </table:table-cell>
              <table:table-cell>
                <text:p text:style-name="P4"><text:span text:style-name="T4">صغری کے نصیبوں میں رونا ہی لکھا ہے</text:span><text:span text:style-name="T4"><text:line-break/></text:span><text:span text:style-name="T4">سردار معصومہ کو ملی کیسی سزا ہے</text:span><text:span text:style-name="T4"><text:line-break/></text:span><text:span text:style-name="T4">خط آیا نہ اکبر کا روتی رہی صغری</text:span></text:p>
              </table:table-cell>
              <table:table-cell>
                <text:p text:style-name="P4"><text:span text:style-name="T5">بہنوں کا تو بھائیوں سے رشتہ ہی عجب ہے</text:span><text:span text:style-name="T5"><text:line-break/></text:span><text:span text:style-name="T5">تم بھول گئے مجھ کو یہ کیسا غضب ہے</text:span><text:span text:style-name="T5"><text:line-break/></text:span><text:span text:style-name="T5">اس آس پر زندہ ہوں دیکھوں تیرا سہرا</text:span></text:p>
              </table:table-cell>
              <table:table-cell table:style-name="ce10">
                <text:p text:style-name="P6"><text:span text:style-name="T5">9</text:span></text:p>
              </table:table-cell>
              <table:table-cell table:style-name="ce8">
                <text:p text:style-name="P5"><text:span text:style-name="T7">Behnon ka to bhaiyon se, rishta hi ajab hai</text:span><text:span text:style-name="T7"><text:line-break/></text:span><text:span text:style-name="T7">Tum bhul gaye mujhko, yeh kaisa ghazab hai</text:span><text:span text:style-name="T7"><text:line-break/></text:span><text:span text:style-name="T7">Iss aas pe zinda hoon, dekhun tera sehra.</text:span></text:p>
              </table:table-cell>
              <table:table-cell table:style-name="ce8">
                <text:p text:style-name="P5"><text:span text:style-name="T7">Sughra ke naseebon mein, rona hi likha hai</text:span><text:span text:style-name="T7"><text:line-break/></text:span><text:span text:style-name="T7">:sardar: masooma ko, mili kaisi saza hai</text:span><text:span text:style-name="T7"><text:line-break/></text:span><text:span text:style-name="T7">Khat aaya na akbar ka, roti rahi Sughra.</text:span></text:p>
              </table:table-cell>
              <table:table-cell table:style-name="ce11">
                <text:p text:style-name="P7"><text:span text:style-name="T9">10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74.49cm" fo:page-height="158.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48:58.758651700</dc:date>
    <meta:editing-duration>PT41M48S</meta:editing-duration>
    <meta:editing-cycles>9</meta:editing-cycles>
    <meta:generator>LibreOffice/25.2.4.3$Windows_X86_64 LibreOffice_project/33e196637044ead23f5c3226cde09b47731f7e27</meta:generator>
    <meta:document-statistic meta:object-count="1"/>
  </office:meta>
</office:document-meta>
</file>